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9966cc" draw:textarea-horizontal-align="center" draw:textarea-vertical-align="middle" draw:shadow="hidden"/>
    </style:style>
    <style:style style:name="gr2" style:family="graphic" style:parent-style-name="standard">
      <style:graphic-properties draw:fill="solid" draw:fill-color="#cccccc" draw:textarea-horizontal-align="center" draw:textarea-vertical-align="middle"/>
    </style:style>
    <style:style style:name="gr3" style:family="graphic" style:parent-style-name="standard">
      <style:graphic-properties draw:fill="solid" draw:fill-color="#3deb3d" draw:textarea-horizontal-align="center" draw:textarea-vertical-align="middle"/>
    </style:style>
    <style:style style:name="gr4" style:family="graphic" style:parent-style-name="standard">
      <style:graphic-properties draw:fill="solid" draw:fill-color="#b3b300" draw:textarea-horizontal-align="center" draw:textarea-vertical-align="middle" draw:shadow="hidden"/>
    </style:style>
    <style:style style:name="gr5" style:family="graphic" style:parent-style-name="standard">
      <style:graphic-properties draw:fill="solid" draw:fill-color="#e6e64c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fill="solid" draw:fill-color="#cccccc" draw:textarea-horizontal-align="center" draw:textarea-vertical-align="middle"/>
    </style:style>
    <style:style style:name="gr7" style:family="graphic" style:parent-style-name="standard">
      <style:graphic-properties draw:fill="solid" draw:fill-color="#00ae00" draw:textarea-horizontal-align="center" draw:textarea-vertical-align="middle" draw:shadow="hidden"/>
    </style:style>
    <style:style style:name="gr8" style:family="graphic" style:parent-style-name="standard">
      <style:graphic-properties draw:fill="solid" draw:fill-color="#ff6633" draw:textarea-horizontal-align="center" draw:textarea-vertical-align="middle"/>
    </style:style>
    <style:style style:name="gr9" style:family="graphic" style:parent-style-name="standard">
      <style:graphic-properties draw:fill="solid" draw:fill-color="#e6e64c" draw:textarea-horizontal-align="center" draw:textarea-vertical-align="middle"/>
    </style:style>
    <style:style style:name="gr10" style:family="graphic" style:parent-style-name="standard">
      <style:graphic-properties draw:fill="solid" draw:fill-color="#cccccc" draw:textarea-horizontal-align="center" draw:textarea-vertical-align="middle"/>
    </style:style>
    <style:style style:name="gr11" style:family="graphic" style:parent-style-name="standard">
      <style:graphic-properties draw:fill="solid" draw:fill-color="#00cccc" draw:textarea-horizontal-align="center" draw:textarea-vertical-align="middle"/>
    </style:style>
    <style:style style:name="gr12" style:family="graphic" style:parent-style-name="standard">
      <style:graphic-properties draw:fill="solid" draw:fill-color="#33a3a3" draw:textarea-horizontal-align="center" draw:textarea-vertical-align="middle" draw:shadow="hidden"/>
    </style:style>
    <style:style style:name="gr13" style:family="graphic" style:parent-style-name="standard">
      <style:graphic-properties draw:fill="solid" draw:fill-color="#00cccc" draw:textarea-horizontal-align="center" draw:textarea-vertical-align="middle"/>
    </style:style>
    <style:style style:name="gr14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gr15" style:family="graphic" style:parent-style-name="standard">
      <style:graphic-properties draw:fill="solid" draw:fill-color="#c0c0c0" draw:textarea-horizontal-align="center" draw:textarea-vertical-align="middle" draw:shadow="hidden"/>
    </style:style>
    <style:style style:name="gr1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fill="solid" draw:fill-color="#e6e64c" draw:textarea-horizontal-align="center" draw:textarea-vertical-align="middle" draw:shadow="hidden"/>
    </style:style>
    <style:style style:name="gr18" style:family="graphic" style:parent-style-name="standard">
      <style:graphic-properties draw:fill="solid" draw:fill-color="#ff6633" draw:textarea-horizontal-align="center" draw:textarea-vertical-align="middle" draw:shadow="hidden"/>
    </style:style>
    <style:style style:name="gr19" style:family="graphic" style:parent-style-name="standard">
      <style:graphic-properties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3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size="24pt" style:font-size-asian="10pt" style:font-size-complex="10pt"/>
    </style:style>
    <style:style style:name="P6" style:family="paragraph">
      <style:paragraph-properties fo:text-align="center"/>
      <style:text-properties fo:font-size="2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3cm" svg:height="0.5cm" svg:x="1cm" svg:y="5cm">
          <text:p text:style-name="P1"><text:span text:style-name="T1">[01101]</text:span></text:p>
        </draw:rect>
        <draw:rect draw:style-name="gr2" draw:text-style-name="P3" draw:id="id1" draw:layer="layout" svg:width="3cm" svg:height="1.5cm" svg:x="1cm" svg:y="3cm">
          <text:p text:style-name="P1"><text:span text:style-name="T2">File</text:span></text:p>
        </draw:rect>
        <draw:rect draw:style-name="gr1" draw:text-style-name="P2" draw:layer="layout" svg:width="3cm" svg:height="0.5cm" svg:x="1cm" svg:y="4.5cm">
          <text:p text:style-name="P1"><text:span text:style-name="T1">&lt;xml&gt;</text:span></text:p>
        </draw:rect>
        <draw:rect draw:style-name="gr3" draw:text-style-name="P3" draw:id="id3" draw:layer="layout" svg:width="3cm" svg:height="1.5cm" svg:x="5.5cm" svg:y="5cm">
          <text:p text:style-name="P1"><text:span text:style-name="T2">DockFactory</text:span></text:p>
        </draw:rect>
        <draw:rect draw:style-name="gr4" draw:text-style-name="P2" draw:layer="layout" svg:width="3cm" svg:height="0.5cm" svg:x="10.5cm" svg:y="7.5cm">
          <text:p text:style-name="P1"><text:span text:style-name="T1">Object</text:span></text:p>
        </draw:rect>
        <draw:rect draw:style-name="gr5" draw:text-style-name="P3" draw:id="id2" draw:layer="layout" svg:width="3cm" svg:height="1.5cm" svg:x="10.5cm" svg:y="5cm">
          <text:p text:style-name="P1"><text:span text:style-name="T2">DockLayout</text:span></text:p>
        </draw:rect>
        <draw:rect draw:style-name="gr4" draw:text-style-name="P2" draw:layer="layout" svg:width="3cm" svg:height="0.5cm" svg:x="10.5cm" svg:y="6.5cm">
          <text:p text:style-name="P1"><text:span text:style-name="T1">&lt;xml&gt;</text:span></text:p>
        </draw:rect>
        <draw:rect draw:style-name="gr4" draw:text-style-name="P2" draw:layer="layout" svg:width="3cm" svg:height="0.5cm" svg:x="10.5cm" svg:y="7cm">
          <text:p text:style-name="P1"><text:span text:style-name="T1">[01101]</text:span></text:p>
        </draw:rect>
        <draw:connector draw:style-name="gr6" draw:text-style-name="P4" draw:layer="layout" draw:type="lines" draw:line-skew="5cm -0.5cm" svg:x1="4cm" svg:y1="3.75cm" svg:x2="10.5cm" svg:y2="5.75cm" draw:start-shape="id1" draw:start-glue-point="1" draw:end-shape="id2" svg:d="m4000 3750h5500v2000h1000">
          <text:p/>
        </draw:connector>
        <draw:connector draw:style-name="gr6" draw:text-style-name="P4" draw:layer="layout" draw:type="lines" draw:line-skew="0cm -0.5cm" svg:x1="4cm" svg:y1="3.75cm" svg:x2="5.5cm" svg:y2="5.75cm" draw:start-shape="id1" draw:start-glue-point="1" draw:end-shape="id3" draw:end-glue-point="3" svg:d="m4000 3750h500v2000h1000">
          <text:p/>
        </draw:connector>
        <draw:connector draw:style-name="gr6" draw:text-style-name="P4" draw:layer="layout" draw:type="line" svg:x1="8.5cm" svg:y1="5.75cm" svg:x2="10.5cm" svg:y2="5.75cm" draw:start-shape="id3" draw:start-glue-point="1" draw:end-shape="id2" svg:d="m8500 5750h2000">
          <text:p/>
        </draw:connector>
        <draw:rect draw:style-name="gr7" draw:text-style-name="P2" draw:layer="layout" svg:width="3cm" svg:height="0.5cm" svg:x="5.5cm" svg:y="6.5cm">
          <text:p text:style-name="P1"><text:span text:style-name="T1">Map</text:span></text:p>
        </draw:rect>
        <draw:connector draw:style-name="gr6" draw:text-style-name="P4" draw:layer="layout" draw:type="line" svg:x1="13.5cm" svg:y1="5.75cm" svg:x2="14.5cm" svg:y2="5.75cm" draw:start-shape="id2" draw:start-glue-point="1" draw:end-shape="id4" draw:end-glue-point="3" svg:d="m13500 5750h1000">
          <text:p/>
        </draw:connector>
        <draw:rect draw:style-name="gr8" draw:text-style-name="P3" draw:id="id11" draw:layer="layout" svg:width="2.5cm" svg:height="3.5cm" svg:x="1cm" svg:y="14cm">
          <text:p/>
        </draw:rect>
        <draw:rect draw:style-name="gr9" draw:text-style-name="P3" draw:id="id5" draw:layer="layout" svg:width="0.5cm" svg:height="0.5cm" svg:x="1.5cm" svg:y="14.5cm">
          <text:p/>
        </draw:rect>
        <draw:rect draw:style-name="gr9" draw:text-style-name="P3" draw:id="id6" draw:layer="layout" svg:width="0.5cm" svg:height="0.5cm" svg:x="2.5cm" svg:y="15.5cm">
          <text:p/>
        </draw:rect>
        <draw:rect draw:style-name="gr9" draw:text-style-name="P3" draw:id="id7" draw:layer="layout" svg:width="0.5cm" svg:height="0.5cm" svg:x="2.5cm" svg:y="16.5cm">
          <text:p/>
        </draw:rect>
        <draw:connector draw:style-name="gr10" draw:text-style-name="P4" draw:layer="layout" svg:x1="1.75cm" svg:y1="15cm" svg:x2="2.5cm" svg:y2="15.75cm" draw:start-shape="id5" draw:start-glue-point="2" draw:end-shape="id6" draw:end-glue-point="3" svg:d="m1750 15000v750h750">
          <text:p/>
        </draw:connector>
        <draw:connector draw:style-name="gr10" draw:text-style-name="P4" draw:layer="layout" svg:x1="1.75cm" svg:y1="15cm" svg:x2="2.5cm" svg:y2="16.75cm" draw:start-shape="id5" draw:start-glue-point="2" draw:end-shape="id7" draw:end-glue-point="3" svg:d="m1750 15000v1750h750">
          <text:p/>
        </draw:connector>
        <draw:rect draw:style-name="gr3" draw:text-style-name="P3" draw:id="id17" draw:layer="layout" svg:width="3cm" svg:height="1.5cm" svg:x="8.5cm" svg:y="15cm">
          <text:p text:style-name="P1"><text:span text:style-name="T2">DockFactory</text:span></text:p>
        </draw:rect>
        <draw:rect draw:style-name="gr7" draw:text-style-name="P2" draw:layer="layout" svg:width="3cm" svg:height="0.5cm" svg:x="8.5cm" svg:y="16.5cm">
          <text:p text:style-name="P1"><text:span text:style-name="T1">Map</text:span></text:p>
        </draw:rect>
        <draw:rect draw:style-name="gr4" draw:text-style-name="P2" draw:layer="layout" svg:width="3cm" svg:height="0.5cm" svg:x="4.5cm" svg:y="18.5cm">
          <text:p text:style-name="P1"><text:span text:style-name="T1">Object</text:span></text:p>
        </draw:rect>
        <draw:rect draw:style-name="gr5" draw:text-style-name="P3" draw:id="id12" draw:layer="layout" svg:width="3cm" svg:height="1.5cm" svg:x="4.5cm" svg:y="13cm">
          <text:p text:style-name="P1"><text:span text:style-name="T2">DockLayout</text:span></text:p>
        </draw:rect>
        <draw:rect draw:style-name="gr4" draw:text-style-name="P2" draw:layer="layout" svg:width="3cm" svg:height="0.5cm" svg:x="4.5cm" svg:y="14.5cm">
          <text:p text:style-name="P1"><text:span text:style-name="T1">&lt;xml&gt;</text:span></text:p>
        </draw:rect>
        <draw:rect draw:style-name="gr4" draw:text-style-name="P2" draw:layer="layout" svg:width="3cm" svg:height="0.5cm" svg:x="4.5cm" svg:y="15cm">
          <text:p text:style-name="P1"><text:span text:style-name="T1">[01101]</text:span></text:p>
        </draw:rect>
        <draw:rect draw:style-name="gr5" draw:text-style-name="P3" draw:id="id13" draw:layer="layout" svg:width="3cm" svg:height="1.5cm" svg:x="4.5cm" svg:y="17cm">
          <text:p text:style-name="P1"><text:span text:style-name="T2">DockLayout</text:span></text:p>
        </draw:rect>
        <draw:rect draw:style-name="gr4" draw:text-style-name="P2" draw:layer="layout" svg:width="3cm" svg:height="0.5cm" svg:x="12.5cm" svg:y="18.5cm">
          <text:p text:style-name="P1"><text:span text:style-name="T1">Object</text:span></text:p>
        </draw:rect>
        <draw:rect draw:style-name="gr5" draw:text-style-name="P3" draw:id="id16" draw:layer="layout" svg:width="3cm" svg:height="1.5cm" svg:x="12.5cm" svg:y="13cm">
          <text:p text:style-name="P1"><text:span text:style-name="T2">DockLayout</text:span></text:p>
        </draw:rect>
        <draw:rect draw:style-name="gr4" draw:text-style-name="P2" draw:layer="layout" svg:width="3cm" svg:height="0.5cm" svg:x="12.5cm" svg:y="14.5cm">
          <text:p text:style-name="P1"><text:span text:style-name="T1">&lt;xml&gt;</text:span></text:p>
        </draw:rect>
        <draw:rect draw:style-name="gr4" draw:text-style-name="P2" draw:layer="layout" svg:width="3cm" svg:height="0.5cm" svg:x="12.5cm" svg:y="15cm">
          <text:p text:style-name="P1"><text:span text:style-name="T1">[01101]</text:span></text:p>
        </draw:rect>
        <draw:rect draw:style-name="gr5" draw:text-style-name="P3" draw:id="id14" draw:layer="layout" svg:width="3cm" svg:height="1.5cm" svg:x="12.5cm" svg:y="17cm">
          <text:p text:style-name="P1"><text:span text:style-name="T2">DockLayout</text:span></text:p>
        </draw:rect>
        <draw:rect draw:style-name="gr8" draw:text-style-name="P3" draw:id="id15" draw:layer="layout" svg:width="2.5cm" svg:height="3.5cm" svg:x="16.5cm" svg:y="14cm">
          <text:p/>
        </draw:rect>
        <draw:rect draw:style-name="gr9" draw:text-style-name="P3" draw:id="id8" draw:layer="layout" svg:width="0.5cm" svg:height="0.5cm" svg:x="17cm" svg:y="14.5cm">
          <text:p/>
        </draw:rect>
        <draw:rect draw:style-name="gr9" draw:text-style-name="P3" draw:id="id9" draw:layer="layout" svg:width="0.5cm" svg:height="0.5cm" svg:x="18cm" svg:y="15.5cm">
          <text:p/>
        </draw:rect>
        <draw:rect draw:style-name="gr9" draw:text-style-name="P3" draw:id="id10" draw:layer="layout" svg:width="0.5cm" svg:height="0.5cm" svg:x="18cm" svg:y="16.5cm">
          <text:p/>
        </draw:rect>
        <draw:connector draw:style-name="gr10" draw:text-style-name="P4" draw:layer="layout" svg:x1="17.25cm" svg:y1="15cm" svg:x2="18cm" svg:y2="15.75cm" draw:start-shape="id8" draw:start-glue-point="2" draw:end-shape="id9" draw:end-glue-point="3" svg:d="m17250 15000v750h750">
          <text:p/>
        </draw:connector>
        <draw:connector draw:style-name="gr10" draw:text-style-name="P4" draw:layer="layout" svg:x1="17.25cm" svg:y1="15cm" svg:x2="18cm" svg:y2="16.75cm" draw:start-shape="id8" draw:start-glue-point="2" draw:end-shape="id10" draw:end-glue-point="3" svg:d="m17250 15000v1750h750">
          <text:p/>
        </draw:connector>
        <draw:connector draw:style-name="gr6" draw:text-style-name="P4" draw:layer="layout" svg:x1="3.5cm" svg:y1="15.75cm" svg:x2="4.5cm" svg:y2="13.75cm" draw:start-shape="id11" draw:start-glue-point="1" draw:end-shape="id12" svg:d="m3500 15750h500v-2000h500">
          <text:p/>
        </draw:connector>
        <draw:connector draw:style-name="gr6" draw:text-style-name="P4" draw:layer="layout" svg:x1="3.5cm" svg:y1="15.75cm" svg:x2="4.5cm" svg:y2="17.75cm" draw:start-shape="id11" draw:end-shape="id13" draw:end-glue-point="3" svg:d="m3500 15750h500v2000h500">
          <text:p/>
        </draw:connector>
        <draw:connector draw:style-name="gr6" draw:text-style-name="P4" draw:layer="layout" draw:type="line" svg:x1="7.5cm" svg:y1="17.75cm" svg:x2="12.5cm" svg:y2="17.75cm" draw:start-shape="id13" draw:start-glue-point="1" draw:end-shape="id14" svg:d="m7500 17750h5000">
          <text:p/>
        </draw:connector>
        <draw:connector draw:style-name="gr6" draw:text-style-name="P4" draw:layer="layout" svg:x1="15.5cm" svg:y1="17.75cm" svg:x2="16.5cm" svg:y2="15.75cm" draw:start-shape="id14" draw:start-glue-point="1" draw:end-shape="id15" svg:d="m15500 17750h500v-2000h500">
          <text:p/>
        </draw:connector>
        <draw:connector draw:style-name="gr6" draw:text-style-name="P4" draw:layer="layout" draw:type="line" svg:x1="7.5cm" svg:y1="13.75cm" svg:x2="12.5cm" svg:y2="13.75cm" draw:start-shape="id12" draw:start-glue-point="1" draw:end-shape="id16" svg:d="m7500 13750h5000">
          <text:p/>
        </draw:connector>
        <draw:connector draw:style-name="gr6" draw:text-style-name="P4" draw:layer="layout" svg:x1="15.5cm" svg:y1="13.75cm" svg:x2="16.5cm" svg:y2="15.75cm" draw:start-shape="id16" draw:start-glue-point="1" draw:end-shape="id15" draw:end-glue-point="3" svg:d="m15500 13750h500v2000h500">
          <text:p/>
        </draw:connector>
        <draw:connector draw:style-name="gr6" draw:text-style-name="P4" draw:layer="layout" svg:x1="7.5cm" svg:y1="13.75cm" svg:x2="8.5cm" svg:y2="15.75cm" draw:start-shape="id12" draw:start-glue-point="1" draw:end-shape="id17" svg:d="m7500 13750h500v2000h500">
          <text:p/>
        </draw:connector>
        <draw:connector draw:style-name="gr6" draw:text-style-name="P4" draw:layer="layout" svg:x1="11.5cm" svg:y1="15.75cm" svg:x2="12.5cm" svg:y2="17.75cm" draw:start-shape="id17" draw:start-glue-point="1" draw:end-shape="id14" svg:d="m11500 15750h500v2000h500">
          <text:p/>
        </draw:connector>
        <draw:rect draw:style-name="gr8" draw:text-style-name="P3" draw:id="id21" draw:layer="layout" svg:width="2.5cm" svg:height="3.5cm" svg:x="1cm" svg:y="22cm">
          <text:p/>
        </draw:rect>
        <draw:rect draw:style-name="gr9" draw:text-style-name="P3" draw:id="id18" draw:layer="layout" svg:width="0.5cm" svg:height="0.5cm" svg:x="1.5cm" svg:y="22.5cm">
          <text:p/>
        </draw:rect>
        <draw:rect draw:style-name="gr9" draw:text-style-name="P3" draw:id="id19" draw:layer="layout" svg:width="0.5cm" svg:height="0.5cm" svg:x="2.5cm" svg:y="23.5cm">
          <text:p/>
        </draw:rect>
        <draw:rect draw:style-name="gr9" draw:text-style-name="P3" draw:id="id20" draw:layer="layout" svg:width="0.5cm" svg:height="0.5cm" svg:x="2.5cm" svg:y="24.5cm">
          <text:p/>
        </draw:rect>
        <draw:connector draw:style-name="gr10" draw:text-style-name="P4" draw:layer="layout" svg:x1="1.75cm" svg:y1="23cm" svg:x2="2.5cm" svg:y2="23.75cm" draw:start-shape="id18" draw:start-glue-point="2" draw:end-shape="id19" draw:end-glue-point="3" svg:d="m1750 23000v750h750">
          <text:p/>
        </draw:connector>
        <draw:connector draw:style-name="gr10" draw:text-style-name="P4" draw:layer="layout" svg:x1="1.75cm" svg:y1="23cm" svg:x2="2.5cm" svg:y2="24.75cm" draw:start-shape="id18" draw:start-glue-point="2" draw:end-shape="id20" draw:end-glue-point="3" svg:d="m1750 23000v1750h750">
          <text:p/>
        </draw:connector>
        <draw:rect draw:style-name="gr3" draw:text-style-name="P3" draw:id="id23" draw:layer="layout" svg:width="3cm" svg:height="1.5cm" svg:x="8.5cm" svg:y="23cm">
          <text:p text:style-name="P1"><text:span text:style-name="T2">DockFactory</text:span></text:p>
        </draw:rect>
        <draw:rect draw:style-name="gr7" draw:text-style-name="P2" draw:layer="layout" svg:width="3cm" svg:height="0.5cm" svg:x="8.5cm" svg:y="24.5cm">
          <text:p text:style-name="P1"><text:span text:style-name="T1">Map</text:span></text:p>
        </draw:rect>
        <draw:rect draw:style-name="gr4" draw:text-style-name="P2" draw:layer="layout" svg:width="3cm" svg:height="0.5cm" svg:x="4.5cm" svg:y="24.5cm">
          <text:p text:style-name="P1"><text:span text:style-name="T1">Object</text:span></text:p>
        </draw:rect>
        <draw:rect draw:style-name="gr5" draw:text-style-name="P3" draw:id="id22" draw:layer="layout" svg:width="3cm" svg:height="1.5cm" svg:x="4.5cm" svg:y="23cm">
          <text:p text:style-name="P1"><text:span text:style-name="T2">DockLayout</text:span></text:p>
        </draw:rect>
        <draw:connector draw:style-name="gr6" draw:text-style-name="P4" draw:layer="layout" draw:type="line" svg:x1="3.5cm" svg:y1="23.75cm" svg:x2="4.5cm" svg:y2="23.75cm" draw:start-shape="id21" draw:start-glue-point="1" draw:end-shape="id22" draw:end-glue-point="3" svg:d="m3500 23750h1000">
          <text:p/>
        </draw:connector>
        <draw:connector draw:style-name="gr6" draw:text-style-name="P4" draw:layer="layout" draw:type="line" svg:x1="7.5cm" svg:y1="23.75cm" svg:x2="8.5cm" svg:y2="23.75cm" draw:start-shape="id22" draw:start-glue-point="1" draw:end-shape="id23" svg:d="m7500 23750h1000">
          <text:p/>
        </draw:connector>
        <draw:rect draw:style-name="gr11" draw:text-style-name="P3" draw:id="id30" draw:layer="layout" svg:width="3cm" svg:height="1.5cm" svg:x="12.5cm" svg:y="23cm">
          <text:p text:style-name="P1"><text:span text:style-name="T2">DockElement</text:span></text:p>
        </draw:rect>
        <draw:rect draw:style-name="gr12" draw:text-style-name="P2" draw:layer="layout" svg:width="3cm" svg:height="0.5cm" svg:x="12.5cm" svg:y="24.5cm">
          <text:p text:style-name="P1"><text:span text:style-name="T1">Map</text:span></text:p>
        </draw:rect>
        <draw:rect draw:style-name="gr8" draw:text-style-name="P3" draw:id="id4" draw:layer="layout" svg:width="2.5cm" svg:height="3.5cm" svg:x="14.5cm" svg:y="4cm">
          <text:p/>
        </draw:rect>
        <draw:rect draw:style-name="gr9" draw:text-style-name="P3" draw:id="id24" draw:layer="layout" svg:width="0.5cm" svg:height="0.5cm" svg:x="15cm" svg:y="4.5cm">
          <text:p/>
        </draw:rect>
        <draw:rect draw:style-name="gr9" draw:text-style-name="P3" draw:id="id25" draw:layer="layout" svg:width="0.5cm" svg:height="0.5cm" svg:x="16cm" svg:y="5.5cm">
          <text:p/>
        </draw:rect>
        <draw:rect draw:style-name="gr9" draw:text-style-name="P3" draw:id="id26" draw:layer="layout" svg:width="0.5cm" svg:height="0.5cm" svg:x="16cm" svg:y="6.5cm">
          <text:p/>
        </draw:rect>
        <draw:connector draw:style-name="gr10" draw:text-style-name="P4" draw:layer="layout" svg:x1="15.25cm" svg:y1="5cm" svg:x2="16cm" svg:y2="5.75cm" draw:start-shape="id24" draw:start-glue-point="2" draw:end-shape="id25" draw:end-glue-point="3" svg:d="m15250 5000v750h750">
          <text:p/>
        </draw:connector>
        <draw:connector draw:style-name="gr10" draw:text-style-name="P4" draw:layer="layout" svg:x1="15.25cm" svg:y1="5cm" svg:x2="16cm" svg:y2="6.75cm" draw:start-shape="id24" draw:start-glue-point="2" draw:end-shape="id26" draw:end-glue-point="3" svg:d="m15250 5000v1750h750">
          <text:p/>
        </draw:connector>
        <draw:rect draw:style-name="gr8" draw:text-style-name="P3" draw:id="id31" draw:layer="layout" svg:width="2.5cm" svg:height="3.5cm" svg:x="16.5cm" svg:y="22cm">
          <text:p/>
        </draw:rect>
        <draw:rect draw:style-name="gr13" draw:text-style-name="P3" draw:id="id29" draw:layer="layout" svg:width="0.5cm" svg:height="0.5cm" svg:x="18cm" svg:y="24.5cm">
          <text:p/>
        </draw:rect>
        <draw:rect draw:style-name="gr13" draw:text-style-name="P3" draw:id="id28" draw:layer="layout" svg:width="0.5cm" svg:height="0.5cm" svg:x="18cm" svg:y="23.5cm">
          <text:p/>
        </draw:rect>
        <draw:rect draw:style-name="gr13" draw:text-style-name="P3" draw:id="id27" draw:layer="layout" svg:width="0.5cm" svg:height="0.5cm" svg:x="17cm" svg:y="22.5cm">
          <text:p/>
        </draw:rect>
        <draw:connector draw:style-name="gr10" draw:text-style-name="P4" draw:layer="layout" svg:x1="17.25cm" svg:y1="23cm" svg:x2="18cm" svg:y2="23.75cm" draw:start-shape="id27" draw:start-glue-point="2" draw:end-shape="id28" draw:end-glue-point="3" svg:d="m17250 23000v750h750">
          <text:p/>
        </draw:connector>
        <draw:connector draw:style-name="gr10" draw:text-style-name="P4" draw:layer="layout" svg:x1="17.25cm" svg:y1="23cm" svg:x2="18cm" svg:y2="24.75cm" draw:start-shape="id27" draw:start-glue-point="2" draw:end-shape="id29" draw:end-glue-point="3" svg:d="m17250 23000v1750h750">
          <text:p/>
        </draw:connector>
        <draw:connector draw:style-name="gr6" draw:text-style-name="P4" draw:layer="layout" draw:type="line" svg:x1="11.5cm" svg:y1="23.75cm" svg:x2="12.5cm" svg:y2="23.75cm" draw:start-shape="id23" draw:start-glue-point="1" draw:end-shape="id30" svg:d="m11500 23750h1000">
          <text:p/>
        </draw:connector>
        <draw:connector draw:style-name="gr6" draw:text-style-name="P4" draw:layer="layout" draw:type="line" svg:x1="15.5cm" svg:y1="23.75cm" svg:x2="16.5cm" svg:y2="23.75cm" draw:start-shape="id30" draw:start-glue-point="1" draw:end-shape="id31" draw:end-glue-point="3" svg:d="m15500 23750h1000">
          <text:p/>
        </draw:connector>
      </draw:page>
      <draw:page draw:name="page2" draw:style-name="dp1" draw:master-page-name="Default">
        <office:forms form:automatic-focus="false" form:apply-design-mode="false"/>
        <draw:rect draw:style-name="gr14" draw:text-style-name="P5" draw:layer="layout" svg:width="4cm" svg:height="1cm" svg:x="15cm" svg:y="3.5cm">
          <text:p text:style-name="P5">Binary</text:p>
        </draw:rect>
        <draw:rect draw:style-name="gr15" draw:text-style-name="P5" draw:id="id34" draw:layer="layout" svg:width="4cm" svg:height="2cm" svg:x="15cm" svg:y="1.5cm">
          <text:p text:style-name="P5">File</text:p>
        </draw:rect>
        <draw:rect draw:style-name="gr14" draw:text-style-name="P5" draw:layer="layout" svg:width="4cm" svg:height="1cm" svg:x="15cm" svg:y="8.5cm">
          <text:p text:style-name="P5">XML</text:p>
        </draw:rect>
        <draw:rect draw:style-name="gr15" draw:text-style-name="P5" draw:id="id35" draw:layer="layout" svg:width="4cm" svg:height="2cm" svg:x="15cm" svg:y="6.5cm">
          <text:p text:style-name="P5">File</text:p>
        </draw:rect>
        <draw:rect draw:style-name="gr15" draw:text-style-name="P5" draw:id="id33" draw:layer="layout" svg:width="4cm" svg:height="2cm" svg:x="8.5cm" svg:y="4cm">
          <text:p text:style-name="P5">Layout</text:p>
        </draw:rect>
        <draw:rect draw:style-name="gr15" draw:text-style-name="P5" draw:id="id32" draw:layer="layout" svg:width="4cm" svg:height="2cm" svg:x="2.5cm" svg:y="4cm">
          <text:p text:style-name="P5">Tree</text:p>
        </draw:rect>
        <draw:connector draw:style-name="gr16" draw:text-style-name="P6" draw:layer="layout" draw:type="line" svg:x1="6.5cm" svg:y1="5cm" svg:x2="8.5cm" svg:y2="5cm" draw:start-shape="id32" draw:start-glue-point="1" draw:end-shape="id33" svg:d="m6500 5000h2000">
          <text:p/>
        </draw:connector>
        <draw:connector draw:style-name="gr16" draw:text-style-name="P6" draw:layer="layout" draw:type="line" svg:x1="12.5cm" svg:y1="5cm" svg:x2="15cm" svg:y2="2.5cm" draw:start-shape="id33" draw:start-glue-point="1" draw:end-shape="id34" draw:end-glue-point="3" svg:d="m12500 5000 2500-2500">
          <text:p/>
        </draw:connector>
        <draw:connector draw:style-name="gr16" draw:text-style-name="P6" draw:layer="layout" draw:type="line" svg:x1="12.5cm" svg:y1="5cm" svg:x2="15cm" svg:y2="7.5cm" draw:start-shape="id33" draw:end-shape="id35" svg:d="m12500 5000 2500 2500">
          <text:p/>
        </draw:connector>
        <draw:rect draw:style-name="gr17" draw:text-style-name="P5" draw:id="id36" draw:layer="layout" svg:width="6.5cm" svg:height="4.5cm" svg:x="1cm" svg:y="13.5cm">
          <text:p text:style-name="P5">Entry 1</text:p>
          <text:p text:style-name="P5"/>
          <text:p text:style-name="P5"/>
          <text:p text:style-name="P5"/>
        </draw:rect>
        <draw:rect draw:style-name="gr18" draw:text-style-name="P5" draw:layer="layout" svg:width="5.5cm" svg:height="1.5cm" svg:x="1.5cm" svg:y="16cm">
          <text:p text:style-name="P5">Data</text:p>
        </draw:rect>
        <draw:rect draw:style-name="gr15" draw:text-style-name="P5" draw:layer="layout" svg:width="6.5cm" svg:height="1.5cm" svg:x="12cm" svg:y="12cm">
          <text:p text:style-name="P5">Layout</text:p>
        </draw:rect>
        <draw:rect draw:style-name="gr15" draw:text-style-name="P5" draw:layer="layout" svg:width="6.5cm" svg:height="1.5cm" svg:x="1cm" svg:y="12cm">
          <text:p text:style-name="P5">File</text:p>
        </draw:rect>
        <draw:rect draw:style-name="gr18" draw:text-style-name="P5" draw:layer="layout" svg:width="5.5cm" svg:height="1cm" svg:x="1.5cm" svg:y="15cm">
          <text:p text:style-name="P5">Structure</text:p>
        </draw:rect>
        <draw:rect draw:style-name="gr17" draw:text-style-name="P5" draw:id="id38" draw:layer="layout" svg:width="6.5cm" svg:height="2cm" svg:x="1cm" svg:y="18cm">
          <text:p text:style-name="P5">Entry 2</text:p>
        </draw:rect>
        <draw:rect draw:style-name="gr17" draw:text-style-name="P5" draw:layer="layout" svg:width="6.5cm" svg:height="6.5cm" svg:x="12cm" svg:y="13.5cm">
          <text:p text:style-name="P5">Node A</text:p>
          <text:p text:style-name="P5"/>
          <text:p text:style-name="P5"/>
          <text:p text:style-name="P5"/>
          <text:p text:style-name="P5"/>
          <text:p text:style-name="P5"/>
        </draw:rect>
        <draw:rect draw:style-name="gr18" draw:text-style-name="P5" draw:id="id37" draw:layer="layout" svg:width="5.5cm" svg:height="1.5cm" svg:x="12.5cm" svg:y="15.5cm">
          <text:p text:style-name="P5">Field 1</text:p>
        </draw:rect>
        <draw:rect draw:style-name="gr18" draw:text-style-name="P5" draw:id="id39" draw:layer="layout" svg:width="5.5cm" svg:height="1.5cm" svg:x="12.5cm" svg:y="17.5cm">
          <text:p text:style-name="P5">Field 2</text:p>
        </draw:rect>
        <draw:connector draw:style-name="gr19" draw:text-style-name="P4" draw:layer="layout" draw:type="line" svg:x1="7.5cm" svg:y1="15.75cm" svg:x2="12.5cm" svg:y2="16.25cm" draw:start-shape="id36" draw:start-glue-point="1" draw:end-shape="id37" svg:d="m7500 15750 5000 500">
          <text:p/>
        </draw:connector>
        <draw:connector draw:style-name="gr19" draw:text-style-name="P4" draw:layer="layout" draw:type="line" svg:x1="7.5cm" svg:y1="19cm" svg:x2="12.5cm" svg:y2="18.25cm" draw:start-shape="id38" draw:end-shape="id39" svg:d="m7500 19000 5000-750">
          <text:p/>
        </draw:connector>
        <draw:rect draw:style-name="gr17" draw:text-style-name="P5" draw:id="id40" draw:layer="layout" svg:width="6.5cm" svg:height="2cm" svg:x="1cm" svg:y="22cm">
          <text:p text:style-name="P5">Entry N</text:p>
        </draw:rect>
        <draw:rect draw:style-name="gr17" draw:text-style-name="P5" draw:id="id41" draw:layer="layout" svg:width="6.5cm" svg:height="2cm" svg:x="12cm" svg:y="22cm">
          <text:p text:style-name="P5">Node M</text:p>
        </draw:rect>
        <draw:connector draw:style-name="gr19" draw:text-style-name="P4" draw:layer="layout" draw:type="line" svg:x1="7.5cm" svg:y1="23cm" svg:x2="12cm" svg:y2="23cm" draw:start-shape="id40" draw:end-shape="id41" svg:d="m7500 23000h4500">
          <text:p/>
        </draw:connector>
        <draw:rect draw:style-name="gr17" draw:text-style-name="P5" draw:id="id42" draw:layer="layout" svg:width="6.5cm" svg:height="2cm" svg:x="1cm" svg:y="20cm">
          <text:p text:style-name="P5">...</text:p>
        </draw:rect>
        <draw:rect draw:style-name="gr17" draw:text-style-name="P5" draw:id="id43" draw:layer="layout" svg:width="6.5cm" svg:height="2cm" svg:x="12cm" svg:y="20cm">
          <text:p text:style-name="P5">...</text:p>
        </draw:rect>
        <draw:connector draw:style-name="gr20" draw:text-style-name="P4" draw:layer="layout" draw:type="line" svg:x1="7.5cm" svg:y1="21cm" svg:x2="12cm" svg:y2="21cm" draw:start-shape="id42" draw:start-glue-point="1" draw:end-shape="id43" svg:d="m7500 21000h4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Benjamin Sigg</meta:initial-creator>
    <meta:creation-date>2008-09-12T22:29:45</meta:creation-date>
    <dc:date>2008-10-13T14:54:58</dc:date>
    <meta:editing-cycles>5</meta:editing-cycles>
    <meta:editing-duration>PT4H25M49S</meta:editing-duration>
    <meta:user-defined meta:name="Info 1"/>
    <meta:user-defined meta:name="Info 2"/>
    <meta:user-defined meta:name="Info 3"/>
    <meta:user-defined meta:name="Info 4"/>
    <meta:document-statistic meta:object-count="99"/>
  </office:meta>
</office:document-meta>
</file>